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458in"/>
    </style:style>
    <style:style style:name="RevisionHistory.C" style:family="table-column">
      <style:table-column-properties style:column-width="1.2667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ubtitle">
      <style:text-properties fo:font-style="normal" style:font-style-asian="normal" style:font-style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rsid="0030be0b" officeooo:paragraph-rsid="001b008f"/>
    </style:style>
    <style:style style:name="P8" style:family="paragraph" style:parent-style-name="Text_20_body">
      <style:text-properties officeooo:paragraph-rsid="001f93c1"/>
    </style:style>
    <style:style style:name="P9" style:family="paragraph" style:parent-style-name="Text_20_body">
      <style:text-properties officeooo:paragraph-rsid="0021683b"/>
    </style:style>
    <style:style style:name="P10" style:family="paragraph" style:parent-style-name="Text_20_body">
      <style:text-properties officeooo:rsid="001d9489" officeooo:paragraph-rsid="001f93c1"/>
    </style:style>
    <style:style style:name="P11" style:family="paragraph" style:parent-style-name="Text_20_body">
      <style:text-properties officeooo:rsid="001d9489" officeooo:paragraph-rsid="0023dc98"/>
    </style:style>
    <style:style style:name="P12" style:family="paragraph" style:parent-style-name="Text_20_body">
      <style:text-properties officeooo:rsid="001f93c1" officeooo:paragraph-rsid="001f93c1"/>
    </style:style>
    <style:style style:name="P13" style:family="paragraph" style:parent-style-name="Text_20_body">
      <style:text-properties fo:color="#3399ff" officeooo:rsid="001d9489" officeooo:paragraph-rsid="0021683b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Preformatted_20_Text">
      <style:text-properties officeooo:paragraph-rsid="001f93c1"/>
    </style:style>
    <style:style style:name="P18" style:family="paragraph" style:parent-style-name="Preformatted_20_Text">
      <style:text-properties officeooo:paragraph-rsid="0023dc98"/>
    </style:style>
    <style:style style:name="P19" style:family="paragraph" style:parent-style-name="Preformatted_20_Text">
      <style:text-properties officeooo:rsid="001d9489" officeooo:paragraph-rsid="001f93c1"/>
    </style:style>
    <style:style style:name="P20" style:family="paragraph" style:parent-style-name="Preformatted_20_Text">
      <style:text-properties fo:color="#3399ff" officeooo:rsid="001d9489" officeooo:paragraph-rsid="001f93c1"/>
    </style:style>
    <style:style style:name="P21" style:family="paragraph" style:parent-style-name="Text_20_body" style:list-style-name="L23">
      <style:text-properties officeooo:paragraph-rsid="00212a04"/>
    </style:style>
    <style:style style:name="P22" style:family="paragraph" style:parent-style-name="Text_20_body" style:list-style-name="L23">
      <style:text-properties officeooo:paragraph-rsid="001f93c1"/>
    </style:style>
    <style:style style:name="P23" style:family="paragraph" style:parent-style-name="Text_20_body" style:list-style-name="L23">
      <style:text-properties officeooo:paragraph-rsid="0021683b"/>
    </style:style>
    <style:style style:name="P24" style:family="paragraph" style:parent-style-name="Text_20_body" style:list-style-name="L23">
      <style:text-properties officeooo:paragraph-rsid="0025b524"/>
    </style:style>
    <style:style style:name="P25" style:family="paragraph" style:parent-style-name="Text_20_body" style:list-style-name="L23">
      <style:text-properties fo:color="#3399ff" officeooo:rsid="001d9489" officeooo:paragraph-rsid="00212a04"/>
    </style:style>
    <style:style style:name="P26" style:family="paragraph" style:parent-style-name="Text_20_body" style:list-style-name="L23">
      <style:text-properties fo:color="#3399ff" officeooo:rsid="001d9489" officeooo:paragraph-rsid="001f93c1"/>
    </style:style>
    <style:style style:name="P27" style:family="paragraph" style:parent-style-name="Text_20_body" style:list-style-name="L23">
      <style:text-properties fo:color="#3399ff" officeooo:rsid="001d9489" officeooo:paragraph-rsid="0021683b"/>
    </style:style>
    <style:style style:name="P28" style:family="paragraph" style:parent-style-name="Text_20_body" style:list-style-name="L23">
      <style:text-properties fo:color="#3399ff" officeooo:rsid="001d9489" officeooo:paragraph-rsid="0031dcc3"/>
    </style:style>
    <style:style style:name="P29" style:family="paragraph" style:parent-style-name="Text_20_body" style:list-style-name="L23">
      <style:text-properties fo:color="#3399ff" officeooo:rsid="001d9489" officeooo:paragraph-rsid="00333fee"/>
    </style:style>
    <style:style style:name="P30" style:family="paragraph" style:parent-style-name="Text_20_body" style:list-style-name="L23">
      <style:text-properties fo:color="#3399ff" officeooo:rsid="001d9489" officeooo:paragraph-rsid="0023dc98"/>
    </style:style>
    <style:style style:name="P31" style:family="paragraph" style:parent-style-name="Text_20_body" style:list-style-name="L23">
      <style:text-properties fo:color="#3399ff" officeooo:rsid="001d9489" officeooo:paragraph-rsid="0022ab36"/>
    </style:style>
    <style:style style:name="P32" style:family="paragraph" style:parent-style-name="Text_20_body" style:list-style-name="L27">
      <style:text-properties fo:color="#3399ff" officeooo:rsid="001d9489" officeooo:paragraph-rsid="0022ab36"/>
    </style:style>
    <style:style style:name="P33" style:family="paragraph" style:parent-style-name="Text_20_body" style:list-style-name="L28">
      <style:text-properties fo:color="#3399ff" officeooo:rsid="001d9489" officeooo:paragraph-rsid="0022ab36"/>
    </style:style>
    <style:style style:name="P34" style:family="paragraph" style:parent-style-name="Text_20_body" style:list-style-name="L23">
      <style:text-properties fo:color="#3399ff" officeooo:rsid="002eb6d9" officeooo:paragraph-rsid="0021683b"/>
    </style:style>
    <style:style style:name="P35" style:family="paragraph" style:parent-style-name="Text_20_body">
      <style:text-properties fo:color="#3399ff" officeooo:rsid="0031dcc3" officeooo:paragraph-rsid="0031dcc3"/>
    </style:style>
    <style:style style:name="P36" style:family="paragraph" style:parent-style-name="Text_20_body" style:list-style-name="L23">
      <style:text-properties fo:color="#3399ff" officeooo:rsid="001f93c1" officeooo:paragraph-rsid="0023dc98"/>
    </style:style>
    <style:style style:name="P37" style:family="paragraph" style:parent-style-name="Text_20_body" style:list-style-name="L23">
      <style:text-properties officeooo:rsid="001f93c1" officeooo:paragraph-rsid="00212a04"/>
    </style:style>
    <style:style style:name="P38" style:family="paragraph" style:parent-style-name="Text_20_body" style:list-style-name="L23">
      <style:text-properties officeooo:rsid="001f93c1" officeooo:paragraph-rsid="001f93c1"/>
    </style:style>
    <style:style style:name="P39" style:family="paragraph" style:parent-style-name="Text_20_body" style:list-style-name="L23">
      <style:text-properties officeooo:rsid="001d9489" officeooo:paragraph-rsid="00212a04"/>
    </style:style>
    <style:style style:name="P40" style:family="paragraph" style:parent-style-name="Text_20_body" style:list-style-name="L23">
      <style:text-properties officeooo:rsid="001d9489" officeooo:paragraph-rsid="00262f09"/>
    </style:style>
    <style:style style:name="P41" style:family="paragraph" style:parent-style-name="Text_20_body" style:list-style-name="L23">
      <style:text-properties officeooo:rsid="001d9489" officeooo:paragraph-rsid="001f93c1"/>
    </style:style>
    <style:style style:name="P42" style:family="paragraph" style:parent-style-name="Text_20_body" style:list-style-name="L23">
      <style:text-properties officeooo:rsid="001d9489" officeooo:paragraph-rsid="00333fee"/>
    </style:style>
    <style:style style:name="P43" style:family="paragraph" style:parent-style-name="Text_20_body" style:list-style-name="L23">
      <style:text-properties officeooo:rsid="001d9489" officeooo:paragraph-rsid="0023dc98"/>
    </style:style>
    <style:style style:name="P44" style:family="paragraph" style:parent-style-name="Text_20_body" style:list-style-name="L23">
      <style:text-properties officeooo:rsid="001d9489" officeooo:paragraph-rsid="0021683b"/>
    </style:style>
    <style:style style:name="P45" style:family="paragraph" style:parent-style-name="Text_20_body" style:list-style-name="L23">
      <style:text-properties officeooo:rsid="001d9489" officeooo:paragraph-rsid="0022ab36"/>
    </style:style>
    <style:style style:name="P46" style:family="paragraph" style:parent-style-name="Text_20_body" style:list-style-name="L24">
      <style:text-properties officeooo:rsid="001d9489" officeooo:paragraph-rsid="00212a04"/>
    </style:style>
    <style:style style:name="P47" style:family="paragraph" style:parent-style-name="Text_20_body" style:list-style-name="L23">
      <style:text-properties style:use-window-font-color="true" officeooo:rsid="00212a04" officeooo:paragraph-rsid="00212a04"/>
    </style:style>
    <style:style style:name="P48" style:family="paragraph" style:parent-style-name="Text_20_body" style:list-style-name="L23">
      <style:text-properties style:use-window-font-color="true" officeooo:rsid="001d9489" officeooo:paragraph-rsid="00212a04"/>
    </style:style>
    <style:style style:name="P49" style:family="paragraph" style:parent-style-name="Text_20_body" style:list-style-name="L23">
      <style:text-properties style:use-window-font-color="true" officeooo:rsid="001d9489" officeooo:paragraph-rsid="00262f09"/>
    </style:style>
    <style:style style:name="P50" style:family="paragraph" style:parent-style-name="Text_20_body" style:list-style-name="L25">
      <style:text-properties style:use-window-font-color="true" officeooo:rsid="0021683b" officeooo:paragraph-rsid="0021683b"/>
    </style:style>
    <style:style style:name="P51" style:family="paragraph" style:parent-style-name="Text_20_body" style:list-style-name="L26">
      <style:text-properties officeooo:paragraph-rsid="0022ab36"/>
    </style:style>
    <style:style style:name="P52" style:family="paragraph" style:parent-style-name="Text_20_body" style:list-style-name="L26">
      <style:text-properties officeooo:paragraph-rsid="002b9b80"/>
    </style:style>
    <style:style style:name="P53" style:family="paragraph" style:parent-style-name="Text_20_body">
      <style:text-properties officeooo:rsid="003616c5" officeooo:paragraph-rsid="003616c5"/>
    </style:style>
    <style:style style:name="P54" style:family="paragraph" style:parent-style-name="Text_20_body">
      <style:text-properties officeooo:rsid="00367bee" officeooo:paragraph-rsid="00367bee"/>
    </style:style>
    <style:style style:name="P55" style:family="paragraph" style:parent-style-name="Text_20_body" style:list-style-name="L23">
      <style:paragraph-properties fo:margin-top="0in" fo:margin-bottom="0.1965in" style:contextual-spacing="false"/>
      <style:text-properties style:use-window-font-color="true" officeooo:rsid="00212a04" officeooo:paragraph-rsid="00212a04"/>
    </style:style>
    <style:style style:name="P56" style:family="paragraph" style:parent-style-name="Text_20_body" style:list-style-name="L23">
      <style:paragraph-properties fo:margin-top="0in" fo:margin-bottom="0.1965in" style:contextual-spacing="false"/>
      <style:text-properties fo:color="#3399ff" officeooo:rsid="001d9489" officeooo:paragraph-rsid="0021683b"/>
    </style:style>
    <style:style style:name="P57" style:family="paragraph" style:parent-style-name="Heading_20_1" style:list-style-name=""/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text-properties officeooo:rsid="003616c5" officeooo:paragraph-rsid="003616c5"/>
    </style:style>
    <style:style style:name="P60" style:family="paragraph" style:parent-style-name="Heading_20_3">
      <style:text-properties officeooo:paragraph-rsid="001f93c1"/>
    </style:style>
    <style:style style:name="P61" style:family="paragraph" style:parent-style-name="Heading_20_3">
      <style:text-properties officeooo:rsid="001f93c1" officeooo:paragraph-rsid="001f93c1"/>
    </style:style>
    <style:style style:name="P62" style:family="paragraph" style:parent-style-name="Heading_20_3">
      <style:text-properties officeooo:rsid="001f93c1" officeooo:paragraph-rsid="0023dc98"/>
    </style:style>
    <style:style style:name="P63" style:family="paragraph" style:parent-style-name="Title" style:master-page-name="First_20_Page">
      <style:paragraph-properties style:page-number="auto"/>
      <style:text-properties officeooo:paragraph-rsid="0004d549"/>
    </style:style>
    <style:style style:name="P64" style:family="paragraph" style:parent-style-name="Preformatted_20_Text" style:list-style-name="L23"/>
    <style:style style:name="P65" style:family="paragraph" style:parent-style-name="Preformatted_20_Text" style:list-style-name="L23">
      <style:text-properties officeooo:paragraph-rsid="001f93c1"/>
    </style:style>
    <style:style style:name="P66" style:family="paragraph" style:parent-style-name="Preformatted_20_Text" style:list-style-name="L23">
      <style:text-properties officeooo:paragraph-rsid="0022ab36"/>
    </style:style>
    <style:style style:name="P67" style:family="paragraph" style:parent-style-name="Preformatted_20_Text" style:list-style-name="L23">
      <style:text-properties officeooo:rsid="001d9489" officeooo:paragraph-rsid="00212a04"/>
    </style:style>
    <style:style style:name="P68" style:family="paragraph" style:parent-style-name="Preformatted_20_Text" style:list-style-name="L23">
      <style:text-properties officeooo:rsid="001d9489" officeooo:paragraph-rsid="001f93c1"/>
    </style:style>
    <style:style style:name="P69" style:family="paragraph" style:parent-style-name="Preformatted_20_Text" style:list-style-name="L26">
      <style:text-properties officeooo:rsid="001d9489" officeooo:paragraph-rsid="001f93c1"/>
    </style:style>
    <style:style style:name="P70" style:family="paragraph" style:parent-style-name="Preformatted_20_Text" style:list-style-name="L27">
      <style:text-properties officeooo:rsid="001d9489" officeooo:paragraph-rsid="001f93c1"/>
    </style:style>
    <style:style style:name="P71" style:family="paragraph" style:parent-style-name="Preformatted_20_Text" style:list-style-name="L28">
      <style:text-properties officeooo:rsid="001d9489" officeooo:paragraph-rsid="001f93c1"/>
    </style:style>
    <style:style style:name="P72" style:family="paragraph" style:parent-style-name="Preformatted_20_Text" style:list-style-name="L24">
      <style:text-properties officeooo:paragraph-rsid="00212a04"/>
    </style:style>
    <style:style style:name="P73" style:family="paragraph" style:parent-style-name="Preformatted_20_Text" style:list-style-name="L23">
      <style:text-properties style:use-window-font-color="true" officeooo:rsid="001d9489" officeooo:paragraph-rsid="0023dc98"/>
    </style:style>
    <style:style style:name="P74" style:family="paragraph" style:parent-style-name="Preformatted_20_Text" style:list-style-name="L26"/>
    <style:style style:name="P75" style:family="paragraph" style:parent-style-name="Preformatted_20_Text" style:list-style-name="L23">
      <style:text-properties officeooo:rsid="001f93c1" officeooo:paragraph-rsid="001f93c1"/>
    </style:style>
    <style:style style:name="P76" style:family="paragraph" style:parent-style-name="Preformatted_20_Text" style:list-style-name="L27"/>
    <style:style style:name="P77" style:family="paragraph" style:parent-style-name="Preformatted_20_Text" style:list-style-name="L27">
      <style:text-properties officeooo:paragraph-rsid="001f93c1"/>
    </style:style>
    <style:style style:name="P78" style:family="paragraph" style:parent-style-name="Preformatted_20_Text" style:list-style-name="L23">
      <style:text-properties fo:color="#3399ff" officeooo:rsid="001d9489" officeooo:paragraph-rsid="0022ab36"/>
    </style:style>
    <style:style style:name="P79" style:family="paragraph" style:parent-style-name="Preformatted_20_Text" style:list-style-name="L28"/>
    <style:style style:name="P80" style:family="paragraph" style:parent-style-name="Preformatted_20_Text" style:list-style-name="L23">
      <style:paragraph-properties fo:margin-top="0in" fo:margin-bottom="0.1965in" style:contextual-spacing="false"/>
    </style:style>
    <style:style style:name="P81" style:family="paragraph" style:parent-style-name="Preformatted_20_Text" style:list-style-name="L23">
      <style:paragraph-properties fo:margin-top="0in" fo:margin-bottom="0.1965in" style:contextual-spacing="false"/>
      <style:text-properties officeooo:paragraph-rsid="0021683b"/>
    </style:style>
    <style:style style:name="P82" style:family="paragraph" style:parent-style-name="Preformatted_20_Text" style:list-style-name="L26">
      <style:paragraph-properties fo:margin-top="0in" fo:margin-bottom="0.1965in" style:contextual-spacing="false"/>
    </style:style>
    <style:style style:name="P83" style:family="paragraph" style:parent-style-name="Preformatted_20_Text" style:list-style-name="L27">
      <style:paragraph-properties fo:margin-top="0in" fo:margin-bottom="0.1965in" style:contextual-spacing="false"/>
      <style:text-properties officeooo:paragraph-rsid="0022ab36"/>
    </style:style>
    <style:style style:name="P84" style:family="paragraph" style:parent-style-name="Preformatted_20_Text" style:list-style-name="L28">
      <style:paragraph-properties fo:margin-top="0in" fo:margin-bottom="0.1965in" style:contextual-spacing="false"/>
    </style:style>
    <style:style style:name="P85" style:family="paragraph">
      <style:paragraph-properties fo:text-align="center"/>
    </style:style>
    <style:style style:name="P86" style:family="paragraph">
      <style:paragraph-properties fo:text-align="center"/>
      <style:text-properties fo:font-size="12pt"/>
    </style:style>
    <style:style style:name="P87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9dd8f"/>
    </style:style>
    <style:style style:name="T5" style:family="text">
      <style:text-properties officeooo:rsid="001b008f"/>
    </style:style>
    <style:style style:name="T6" style:family="text">
      <style:text-properties fo:color="#3399ff"/>
    </style:style>
    <style:style style:name="T7" style:family="text">
      <style:text-properties fo:color="#3399ff" officeooo:rsid="001d9489"/>
    </style:style>
    <style:style style:name="T8" style:family="text">
      <style:text-properties fo:color="#3399ff" officeooo:rsid="001f93c1"/>
    </style:style>
    <style:style style:name="T9" style:family="text">
      <style:text-properties fo:color="#3399ff" officeooo:rsid="00212a04"/>
    </style:style>
    <style:style style:name="T10" style:family="text">
      <style:text-properties fo:color="#3399ff" officeooo:rsid="0021683b"/>
    </style:style>
    <style:style style:name="T11" style:family="text">
      <style:text-properties fo:color="#3399ff" officeooo:rsid="0023dc98"/>
    </style:style>
    <style:style style:name="T12" style:family="text">
      <style:text-properties fo:color="#3399ff" officeooo:rsid="0025b524"/>
    </style:style>
    <style:style style:name="T13" style:family="text">
      <style:text-properties fo:color="#3399ff" officeooo:rsid="00262f09"/>
    </style:style>
    <style:style style:name="T14" style:family="text">
      <style:text-properties fo:color="#3399ff" officeooo:rsid="0027307f"/>
    </style:style>
    <style:style style:name="T15" style:family="text">
      <style:text-properties fo:color="#3399ff" officeooo:rsid="002833ef"/>
    </style:style>
    <style:style style:name="T16" style:family="text">
      <style:text-properties fo:color="#3399ff" officeooo:rsid="002a1891"/>
    </style:style>
    <style:style style:name="T17" style:family="text">
      <style:text-properties fo:color="#3399ff" officeooo:rsid="002b9b80"/>
    </style:style>
    <style:style style:name="T18" style:family="text">
      <style:text-properties fo:color="#3399ff" officeooo:rsid="002d0aa1"/>
    </style:style>
    <style:style style:name="T19" style:family="text">
      <style:text-properties fo:color="#3399ff" officeooo:rsid="002eb6d9"/>
    </style:style>
    <style:style style:name="T20" style:family="text">
      <style:text-properties fo:color="#3399ff" officeooo:rsid="0030377b"/>
    </style:style>
    <style:style style:name="T21" style:family="text">
      <style:text-properties fo:color="#3399ff" officeooo:rsid="00333fee"/>
    </style:style>
    <style:style style:name="T22" style:family="text">
      <style:text-properties fo:color="#3399ff" officeooo:rsid="00345fb1"/>
    </style:style>
    <style:style style:name="T23" style:family="text">
      <style:text-properties officeooo:rsid="001f93c1"/>
    </style:style>
    <style:style style:name="T24" style:family="text">
      <style:text-properties officeooo:rsid="001d9489"/>
    </style:style>
    <style:style style:name="T25" style:family="text">
      <style:text-properties officeooo:rsid="0022ab36"/>
    </style:style>
    <style:style style:name="T26" style:family="text">
      <style:text-properties officeooo:rsid="0025b524"/>
    </style:style>
    <style:style style:name="T27" style:family="text">
      <style:text-properties officeooo:rsid="0027307f"/>
    </style:style>
    <style:style style:name="T28" style:family="text">
      <style:text-properties officeooo:rsid="00315666"/>
    </style:style>
    <style:style style:name="T29" style:family="text">
      <style:text-properties officeooo:rsid="0031dcc3"/>
    </style:style>
    <style:style style:name="T30" style:family="text">
      <style:text-properties officeooo:rsid="00333fee"/>
    </style:style>
    <style:style style:name="T31" style:family="text">
      <style:text-properties officeooo:rsid="002d0aa1"/>
    </style:style>
    <style:style style:name="T32" style:family="text">
      <style:text-properties officeooo:rsid="00345fb1"/>
    </style:style>
    <style:style style:name="T33" style:family="text">
      <style:text-properties officeooo:rsid="00367bee"/>
    </style:style>
    <style:style style:name="T34" style:family="text">
      <style:text-properties fo:font-size="12pt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000000" draw:marker-start-width="0.1382in" draw:marker-end-width="0.1382in" draw:fill="solid" draw:fill-color="#ffffff" draw:textarea-horizontal-align="justify" draw:textarea-vertical-align="middle" draw:auto-grow-height="false" fo:min-height="2.1083in" fo:min-width="1.65in" fo:padding-top="0in" fo:padding-bottom="0in" fo:padding-left="0in" fo:padding-right="0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1.4508in" fo:min-width="1.486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1244in" fo:min-width="1.43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3354in" fo:min-width="1.27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3354in" fo:min-width="1.27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3339in" fo:min-width="1.4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3362in" fo:min-width="1.47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3362in" fo:min-width="1.27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3366in" fo:min-width="1.2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3366in" fo:min-width="1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1.6047in" fo:min-width="1.4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3366in" fo:min-width="1.27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3362in" fo:min-width="1.27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Dashed_20__28_var_29_" svg:stroke-color="#000000" draw:fill="none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none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3366in" fo:min-width="1.2752in" style:run-through="foreground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3374in" fo:min-width="1.2764in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3382in" fo:min-width="1.2764in" style:run-through="foreground"/>
    </style:style>
    <style:style style:name="gr21" style:family="graphic">
      <style:graphic-properties svg:stroke-color="#000000" draw:fill="none" draw:fill-color="#ffffff" draw:textarea-horizontal-align="justify" draw:textarea-vertical-align="middle" draw:auto-grow-height="false" fo:min-height="1.4992in" fo:min-width="1.3571in" style:run-through="foreground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5492in" fo:min-width="1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20">
      <number:day number:style="long"/>
      <number:text> </number:text>
      <number:month number:textual="true"/>
      <number:text> </number:text>
      <number:year number:style="long"/>
    </number:date-style>
    <number:date-style style:name="N121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6"/>
      <text:p text:style-name="P6"/>
      <text:p text:style-name="P6"/>
      <text:p text:style-name="P6"><text:title>Development Specification</text:title></text:p>
      <text:p text:style-name="P5"><text:subject>Messenger</text:subject></text:p>
      <text:p text:style-name="P3"/>
      <text:p text:style-name="P4">Version <text:user-defined style:data-style-name="N0" text:name="Version">0.0.1</text:user-defined></text:p>
      <text:p text:style-name="P4">Last modified on <text:span text:style-name="T3"><text:modification-date style:data-style-name="N120">23 Jun 2017</text:modification-date></text:span></text:p>
      <text:p text:style-name="P4">Number of pages <text:page-count>11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17-06-21">
            <text:p text:style-name="Table_20_Contents"><text:span text:style-name="T4">21</text:span>-Jun-<text:span text:style-name="T4">17</text:span></text:p>
          </table:table-cell>
          <table:table-cell table:style-name="RevisionHistory.A2" office:value-type="string">
            <text:p text:style-name="Table_20_Contents"><text:span text:style-name="T4">C</text:span>reated the initial version of the doc.</text:p>
          </table:table-cell>
          <table:table-cell table:style-name="RevisionHistory.C2" office:value-type="string">
            <text:p text:style-name="Table_20_Contents"><text:a xlink:type="simple" xlink:href="mailto:tovmasyanvahagn@gmail.com?subject=Regarding%20DevSpec%20template%20document" text:style-name="Internet_20_link" text:visited-style-name="Visited_20_Internet_20_Link"><text:span text:style-name="T4">Vahagn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16"><text:a xlink:type="simple" xlink:href="#__RefHeading__487_1744266495" text:style-name="Index_20_Link" text:visited-style-name="Index_20_Link">1. Introduction<text:tab/>4</text:a></text:p>
          <text:p text:style-name="P15"><text:a xlink:type="simple" xlink:href="#__RefHeading__489_1744266495" text:style-name="Index_20_Link" text:visited-style-name="Index_20_Link">1.1. Document identifier<text:tab/>4</text:a></text:p>
          <text:p text:style-name="P15"><text:a xlink:type="simple" xlink:href="#__RefHeading__491_1744266495" text:style-name="Index_20_Link" text:visited-style-name="Index_20_Link">1.2. Scope<text:tab/>4</text:a></text:p>
          <text:p text:style-name="P15"><text:a xlink:type="simple" xlink:href="#__RefHeading__493_1744266495" text:style-name="Index_20_Link" text:visited-style-name="Index_20_Link">1.3. Definitions of Terms and Acronyms<text:tab/>4</text:a></text:p>
          <text:p text:style-name="P15"><text:a xlink:type="simple" xlink:href="#__RefHeading__495_1744266495" text:style-name="Index_20_Link" text:visited-style-name="Index_20_Link">1.4. References<text:tab/>4</text:a></text:p>
          <text:p text:style-name="P16"><text:a xlink:type="simple" xlink:href="#__RefHeading__497_1744266495" text:style-name="Index_20_Link" text:visited-style-name="Index_20_Link">2. Problem Statement<text:tab/>4</text:a></text:p>
          <text:p text:style-name="P15"><text:a xlink:type="simple" xlink:href="#__RefHeading__499_1744266495" text:style-name="Index_20_Link" text:visited-style-name="Index_20_Link">2.1. Overview of Solution<text:tab/>4</text:a></text:p>
          <text:p text:style-name="P15"><text:a xlink:type="simple" xlink:href="#__RefHeading__775_437309686" text:style-name="Index_20_Link" text:visited-style-name="Index_20_Link">2.2. Components<text:tab/>4</text:a></text:p>
          <text:p text:style-name="P15"><text:a xlink:type="simple" xlink:href="#__RefHeading__501_1744266495" text:style-name="Index_20_Link" text:visited-style-name="Index_20_Link">2.3. Source Code Organization<text:tab/>4</text:a></text:p>
        </text:index-body>
      </text:table-of-content>
      <text:p text:style-name="Text_20_body"/>
      <text:h text:style-name="P57" text:outline-level="1"/>
      <text:h text:style-name="P58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identifier<text:bookmark-end text:name="__RefHeading__489_1744266495"/></text:h>
      <text:p text:style-name="Text_20_body"><text:description>This is a development specification document for Messenger.</text:description></text:p>
      <text:h text:style-name="Heading_20_2" text:outline-level="2"><text:bookmark-start text:name="__RefHeading__491_1744266495"/>Scope<text:bookmark-end text:name="__RefHeading__491_1744266495"/></text:h>
      <text:p text:style-name="P7">This document describes the <text:span text:style-name="T5">development specification</text:span> of the project. Details can be found in sub-sections of <text:bookmark-ref text:reference-format="text" text:ref-name="__RefHeading__497_1744266495">Problem Statement</text:bookmark-ref> section.</text:p>
      <text:h text:style-name="Heading_20_2" text:outline-level="2"><text:bookmark-start text:name="__RefHeading__493_1744266495"/>Definitions of Terms and Acronyms<text:bookmark-end text:name="__RefHeading__493_1744266495"/></text:h>
      <text:h text:style-name="Heading_20_2" text:outline-level="2"><text:bookmark-start text:name="__RefHeading__495_1744266495"/>References<text:bookmark-end text:name="__RefHeading__495_1744266495"/></text:h>
      <text:list xml:id="list6378306466442332528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497_1744266495"/>Problem Statement<text:bookmark-end text:name="__RefHeading__497_1744266495"/></text:h>
      <text:h text:style-name="P59" text:outline-level="2"><text:bookmark-start text:name="__RefHeading__499_1744266495"/>Architecture Diagram<text:bookmark-end text:name="__RefHeading__499_1744266495"/></text:h>
      <text:p text:style-name="Text_20_body"/>
      <text:p text:style-name="Text_20_body"/>
      <text:p text:style-name="Text_20_body"/>
      <text:p text:style-name="Text_20_body"><draw:custom-shape text:anchor-type="paragraph" draw:z-index="31" draw:name="Shape1" draw:style-name="gr22" draw:text-style-name="P86" svg:width="1.8024in" svg:height="0.5835in" svg:x="2.0819in" svg:y="-0.0075in"><text:p text:style-name="P85"><text:span text:style-name="T36">GRI</text:span></text:p><text:p text:style-name="P85"><text:span text:style-name="T37">Generalized Robust </text:span></text:p><text:p text:style-name="P85"><text:span text:style-name="T37">communication Interfac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/>
      <text:p text:style-name="Text_20_body"><draw:path text:anchor-type="paragraph" draw:z-index="15" draw:name="Shape2" draw:style-name="gr1" draw:text-style-name="P85" svg:width="1.1559in" svg:height="0.2665in" draw:transform="skewX (0.0530580092606276) rotate (3.02325933030458) translate (4.07211038742655in 0.384402894560304in)" svg:viewBox="0 0 2937 678" svg:d="M0 0c2465 0 2914 678 2914 678l23-2"><text:p/></draw:path><draw:path text:anchor-type="paragraph" draw:z-index="17" draw:name="Shape2" draw:style-name="gr1" draw:text-style-name="P85" svg:width="1.124in" svg:height="0.2665in" draw:transform="skewX (-0.0411897703470662) rotate (-3.01976867180059) translate (3.01236904103731in 0.247733406825591in)" svg:viewBox="0 0 2856 678" svg:d="M2856 0c-2399-1-2833 678-2833 678l-23-3"><text:p/></draw:path></text:p>
      <text:p text:style-name="Text_20_body"><draw:custom-shape text:anchor-type="paragraph" draw:z-index="16" draw:name="Shape1" draw:style-name="gr10" draw:text-style-name="P87" svg:width="1.3114in" svg:height="0.2142in" svg:x="3.4575in" svg:y="0.1134in"><text:p text:style-name="P85"><text:span text:style-name="T35">Controll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10" draw:text-style-name="P87" svg:width="1.3114in" svg:height="0.2142in" svg:x="1.211in" svg:y="0.1134in"><text:p text:style-name="P85"><text:span text:style-name="T35">Cor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path text:anchor-type="paragraph" draw:z-index="5" draw:name="Shape3" draw:style-name="gr1" draw:text-style-name="P85" svg:width="1.1504in" svg:height="0.2724in" draw:transform="skewX (0.48624872960562) rotate (2.91086012647614) translate (2.9976829529626in 0.565324365837584in)" svg:viewBox="0 0 2923 693" svg:d="M2923 693c-2483-4-2901-665-2901-665l-22-28"><text:p/></draw:path><draw:path text:anchor-type="paragraph" draw:z-index="18" draw:name="Shape3" draw:style-name="gr1" draw:text-style-name="P85" svg:width="1.3811in" svg:height="0.3079in" draw:transform="skewX (-0.526565835326689) rotate (-2.92220476661411) translate (1.99854177125136in 0.331384004643329in)" svg:viewBox="0 0 3509 783" svg:d="M0 783c2982 1 3483-751 3483-751l26-32"><text:p/></draw:path><draw:path text:anchor-type="paragraph" draw:z-index="25" draw:name="Shape6" draw:style-name="gr1" draw:text-style-name="P85" svg:width="1.0484in" svg:height="0.3996in" draw:transform="skewX (0.154112572951099) rotate (-0.208392312688124) translate (4.13279626058073in 0.101834713658678in)" svg:viewBox="0 0 2664 1016" svg:d="M0 0c2247 2 2664 1016 2664 1016"><text:p/></draw:path><draw:path text:anchor-type="paragraph" draw:z-index="28" draw:name="Shape2" draw:style-name="gr16" draw:text-style-name="P85" svg:width="1.0807in" svg:height="0.9465in" draw:transform="skewX (0.513301333011532) rotate (-2.59547913064077) translate (4.23045805981842in 1.18362114631332in)" svg:viewBox="0 0 2746 2405" svg:d="M2746 0c-2307 0-2724 2405-2724 2405l-22-11"><text:p/></draw:path><draw:path text:anchor-type="paragraph" draw:z-index="30" draw:name="Shape2" draw:style-name="gr1" draw:text-style-name="P85" svg:width="0.6264in" svg:height="0.4764in" draw:transform="skewX (-1.1095058054928) rotate (2.02074220795903) translate (1.92080683673197in 1.73328044294844in)" svg:viewBox="0 0 1592 1211" svg:d="M0 0c1329-4 1579 1211 1579 1211l13-5"><text:p/></draw:path></text:p>
      <text:p text:style-name="Text_20_body"/>
      <text:p text:style-name="Text_20_body"><draw:custom-shape text:anchor-type="paragraph" draw:z-index="22" draw:name="Shape1" draw:style-name="gr13" draw:text-style-name="P85" svg:width="1.3122in" svg:height="0.2142in" svg:x="2.139in" svg:y="0.1146in"><text:p text:style-name="P85">Client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" draw:style-name="gr11" draw:text-style-name="P87" svg:width="1.3122in" svg:height="0.2142in" svg:x="-0.0398in" svg:y="0.1146in"><text:p text:style-name="P85"><text:span text:style-name="T35">Serv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4" draw:style-name="gr12" svg:width="1.5906in" svg:height="1.0079in" svg:x="2.0173in" svg:y="0.00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" draw:style-name="gr11" draw:text-style-name="P87" svg:width="1.3122in" svg:height="0.2142in" svg:x="4.3244in" svg:y="0.1146in"><text:p text:style-name="P85"><text:span text:style-name="T35">GUI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path text:anchor-type="paragraph" draw:z-index="0" draw:name="Shape7" draw:style-name="gr1" draw:text-style-name="P85" svg:width="0.4882in" svg:height="0.1539in" draw:transform="skewX (0.191637151868977) rotate (-1.10130275800842) translate (4.9630147377313in 0.022438795277382in)" svg:viewBox="0 0 1241 392" svg:d="M0 0c783-1 1241 392 1241 392"><text:p/></draw:path><draw:path text:anchor-type="paragraph" draw:z-index="3" draw:name="Shape5" draw:style-name="gr1" draw:text-style-name="P85" svg:width="0.4406in" svg:height="0.0776in" draw:transform="skewX (0.101054563690472) rotate (-1.91584791991418) translate (0.673161336013368in 0.137252969881901in)" svg:viewBox="0 0 1120 198" svg:d="M0 198c644-5 1090-186 1090-186l30-12"><text:p/></draw:path></text:p>
      <text:p text:style-name="Text_20_body"><draw:custom-shape text:anchor-type="paragraph" draw:z-index="23" draw:name="Shape1" draw:style-name="gr5" draw:text-style-name="P85" svg:width="1.3122in" svg:height="0.213in" svg:x="2.139in" svg:y="-0.0492in"><text:p text:style-name="P85">InputValidato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1" draw:name="Shape4" draw:style-name="gr2" svg:width="1.9669in" svg:height="1.3087in" svg:x="4.2402in" svg:y="-0.0453in"><text:p/><draw:enhanced-geometry svg:viewBox="0 0 21600 21600" draw:mirror-horizontal="false" draw:mirror-vertical="false" draw:path-stretchpoint-x="10800" draw:path-stretchpoint-y="10800" draw:text-areas="?f3 ?f4 ?f5 ?f6" draw:type="round-rectangle" draw:modifiers="3577.5526110678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" draw:style-name="gr4" svg:width="1.5559in" svg:height="0.7134in" svg:x="-0.1575in" svg:y="0.032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5" draw:text-style-name="P85" svg:width="1.3122in" svg:height="0.2134in" svg:x="-0.0398in" svg:y="0.1299in"><text:p text:style-name="P85">ServerUs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7" draw:text-style-name="P85" svg:width="1.7098in" svg:height="0.2098in" svg:x="4.4in" svg:y="0.05in"><text:p text:style-name="P85">LoginWindow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" draw:style-name="gr14" draw:text-style-name="P85" svg:width="1.3114in" svg:height="0.2134in" svg:x="2.148in" svg:y="0.0299in"><text:p text:style-name="P85">ClientUs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9" draw:name="Shape1" draw:style-name="gr8" draw:text-style-name="P85" svg:width="1.7098in" svg:height="0.2134in" svg:x="4.4035in" svg:y="0.1409in"><text:p text:style-name="P85">RegistrationWindow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7" draw:name="Shape1" draw:style-name="gr6" draw:text-style-name="P85" svg:width="1.3114in" svg:height="0.2134in" svg:x="-0.0307in" svg:y="-0.0252in"><text:p text:style-name="P85">Conversation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9" draw:style-name="gr17"><draw:custom-shape draw:name="Shape1" draw:style-name="gr18" draw:text-style-name="P85" svg:width="1.3114in" svg:height="0.2142in" svg:x="1.9496in" svg:y="0.1902in"><text:p text:style-name="P85">DBControll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19" draw:text-style-name="P86" svg:width="1.313in" svg:height="0.2142in" svg:x="1.9496in" svg:y="0.4764in"><text:p text:style-name="P85"><text:span text:style-name="T34">TransportLay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0" draw:text-style-name="P86" svg:width="1.313in" svg:height="0.215in" svg:x="1.9496in" svg:y="0.7807in"><text:p text:style-name="P85"><text:span text:style-name="T34">WordExtracto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1" svg:width="1.5031in" svg:height="0.9421in" svg:x="1.8661in" svg:y="0.120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Text_20_body"><draw:custom-shape text:anchor-type="paragraph" draw:z-index="10" draw:name="Shape1" draw:style-name="gr7" draw:text-style-name="P85" svg:width="1.7098in" svg:height="0.2098in" svg:x="4.4in" svg:y="-0.0098in"><text:p text:style-name="P85">PopErro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11" draw:name="Shape1" draw:style-name="gr7" draw:text-style-name="P86" svg:width="1.7098in" svg:height="0.2098in" svg:x="4.4in" svg:y="0.0701in"><text:p text:style-name="P85"><text:span text:style-name="T34">MainWindow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path text:anchor-type="paragraph" draw:z-index="27" draw:name="Shape7" draw:style-name="gr15" draw:text-style-name="P85" svg:width="0.0142in" svg:height="0.4783in" draw:transform="skewX (0.0305432619099008) translate (5.04652777777777in 0.0540861885012368in)" svg:viewBox="0 0 37 1216" svg:d="M0 0c21 697 37 1216 37 1216"><text:p/></draw:path></text:p>
      <text:p text:style-name="Text_20_body"/>
      <text:p text:style-name="Text_20_body"><draw:custom-shape text:anchor-type="paragraph" draw:z-index="2" draw:name="Shape4" draw:style-name="gr3" svg:width="1.6425in" svg:height="0.9197in" svg:x="4.3571in" svg:y="0.025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9" draw:text-style-name="P85" svg:width="1.3122in" svg:height="0.2134in" svg:x="4.5236in" svg:y="0.111in"><text:p text:style-name="P85">MessageB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13" draw:name="Shape1" draw:style-name="gr5" draw:text-style-name="P85" svg:width="1.3122in" svg:height="0.213in" svg:x="4.5236in" svg:y="0.1516in"><text:p text:style-name="P85">WriteB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/>
      <text:p text:style-name="Text_20_body"><draw:custom-shape text:anchor-type="paragraph" draw:z-index="14" draw:name="Shape1" draw:style-name="gr9" draw:text-style-name="P85" svg:width="1.3122in" svg:height="0.213in" svg:x="4.5236in" svg:y="-0.0134in"><text:p text:style-name="P85">Ava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/>
      <text:h text:style-name="Heading_20_2" text:outline-level="2"><text:bookmark-start text:name="__RefHeading__775_437309686"/><text:soft-page-break/>Components<text:bookmark-end text:name="__RefHeading__775_437309686"/></text:h>
      <text:h text:style-name="Heading_20_3" text:outline-level="3">Server</text:h>
      <text:list xml:id="list8066254166408630091" text:style-name="L23">
        <text:list-header>
          <text:p text:style-name="P25">// Function for creating an object of Server.</text:p>
        </text:list-header>
        <text:list-item>
          <text:p text:style-name="P37">Server()</text:p>
          <text:p text:style-name="P39"><text:span text:style-name="T6">// Function </text:span><text:span text:style-name="T18">from where the server starts to operate.</text:span></text:p>
        </text:list-item>
        <text:list-item>
          <text:p text:style-name="P47">run()</text:p>
          <text:p text:style-name="P48"><text:span text:style-name="T6">//Function </text:span><text:span text:style-name="T18">that handles every connected user.</text:span></text:p>
        </text:list-item>
        <text:list-item>
          <text:p text:style-name="P47">handleSession()</text:p>
          <text:p text:style-name="P47"/>
        </text:list-item>
      </text:list>
      <text:h text:style-name="P60" text:outline-level="3">Server<text:span text:style-name="T23">User</text:span></text:h>
      <text:p text:style-name="P12">Public interfaces for ServerUser:</text:p>
      <text:list xml:id="list104549371184184" text:continue-numbering="true" text:style-name="L23">
        <text:list-header>
          <text:p text:style-name="P25">// Function for creating an object of <text:s/><text:span text:style-name="T23">ServerUser..</text:span></text:p>
        </text:list-header>
        <text:list-item>
          <text:p text:style-name="P37">ServerUser()</text:p>
        </text:list-item>
        <text:list-item>
          <text:p text:style-name="P67"><text:span text:style-name="T27">ServerUser</text:span>(const SOCKET, const String&amp;, const String&amp;,</text:p>
        </text:list-item>
      </text:list>
      <text:p text:style-name="Preformatted_20_Text"><text:s text:c="24"/>const String&amp;, <text:span text:style-name="T27">c</text:span>onst String&amp;, const bool)</text:p>
      <text:list xml:id="list6772455532317749809" text:style-name="L24">
        <text:list-item>
          <text:p text:style-name="P72">explicit ServerUser(const SOCKET)</text:p>
          <text:p text:style-name="P72"/>
          <text:p text:style-name="P46"><text:span text:style-name="T6">// Function for </text:span><text:span text:style-name="T13">concerting object to String for sending to other users.</text:span></text:p>
        </text:list-item>
      </text:list>
      <text:list xml:id="list104548918377925" text:continue-list="list104549371184184" text:style-name="L23">
        <text:list-item>
          <text:p text:style-name="P55">String toString() const</text:p>
          <text:p text:style-name="P49"><text:span text:style-name="T6">// Function for </text:span><text:span text:style-name="T12">converting object to String for log</text:span><text:span text:style-name="T13">ging</text:span><text:span text:style-name="T12">.</text:span></text:p>
        </text:list-item>
        <text:list-item>
          <text:p text:style-name="P64">String toStringLog() const</text:p>
          <text:p text:style-name="P40"><text:span text:style-name="T6">// Function for </text:span><text:span text:style-name="T12">initializing object from given string </text:span><text:span text:style-name="T13">read from the file</text:span><text:span text:style-name="T12">.</text:span></text:p>
        </text:list-item>
        <text:list-item>
          <text:p text:style-name="P64">bool fromString(String&amp;)</text:p>
          <text:p text:style-name="P40"><text:span text:style-name="T6">// Function for </text:span><text:span text:style-name="T12">initializing object from given string </text:span><text:span text:style-name="T13">received from user</text:span><text:span text:style-name="T12">.</text:span></text:p>
        </text:list-item>
        <text:list-item>
          <text:p text:style-name="P64">bool fromString(String&amp;, int)</text:p>
          <text:p text:style-name="P21"><text:span text:style-name="T7">// Function </text:span><text:span text:style-name="T14">that returns current socket of the object.</text:span></text:p>
        </text:list-item>
        <text:list-item>
          <text:p text:style-name="P64">SOCKET getSocket() const</text:p>
          <text:p text:style-name="P39"><text:span text:style-name="T6">// Function </text:span><text:span text:style-name="T15">that returns login of the object.</text:span></text:p>
        </text:list-item>
        <text:list-item>
          <text:p text:style-name="P64">String getLogin() const</text:p>
          <text:p text:style-name="P39"><text:span text:style-name="T6">// Function </text:span><text:span text:style-name="T15">that returns name of the object.</text:span></text:p>
        </text:list-item>
        <text:list-item>
          <text:p text:style-name="P64">String getName() const</text:p>
          <text:p text:style-name="P39"><text:span text:style-name="T6">// Function </text:span><text:span text:style-name="T15">that returns surname of the object.</text:span></text:p>
        </text:list-item>
        <text:list-item>
          <text:p text:style-name="P64">String getSurname() const</text:p>
          <text:p text:style-name="P39"><text:span text:style-name="T6">// Function </text:span><text:span text:style-name="T15">that returns password of the object.</text:span></text:p>
        </text:list-item>
        <text:list-item>
          <text:p text:style-name="P64">String getPassword() const</text:p>
          <text:p text:style-name="P39"><text:span text:style-name="T6">// Function </text:span><text:span text:style-name="T15">that returns current status of the object.</text:span></text:p>
        </text:list-item>
        <text:list-item>
          <text:p text:style-name="P64">bool getStatus() const</text:p>
          <text:p text:style-name="P21"><text:span text:style-name="T7">// Function </text:span><text:span text:style-name="T16">that sets socket of the object to given.</text:span></text:p>
        </text:list-item>
        <text:list-item>
          <text:p text:style-name="P64">void setSocket(const SOCKET) const</text:p>
          <text:p text:style-name="P39"><text:span text:style-name="T6">// Function </text:span><text:span text:style-name="T16">that sets current status of the object to given.</text:span></text:p>
        </text:list-item>
        <text:list-item>
          <text:p text:style-name="P64">void setStatus(const bool) const</text:p>
          <text:p text:style-name="P21"><text:span text:style-name="T7">// Function </text:span><text:span text:style-name="T15">that returns </text:span><text:span text:style-name="T16">the number of pending messages of the object.</text:span></text:p>
        </text:list-item>
        <text:list-item>
          <text:p text:style-name="P64">SizeType messagesCount() const</text:p>
          <text:p text:style-name="P39"><text:span text:style-name="T6">// Function </text:span><text:span text:style-name="T15">that sets pending messages of the object to given.</text:span></text:p>
        </text:list-item>
        <text:list-item>
          <text:p text:style-name="P64">void setPMessages(PMessagesPtr) const</text:p>
          <text:p text:style-name="P39"><text:soft-page-break/><text:span text:style-name="T6">// Function </text:span><text:span text:style-name="T15">that returns pending messages of the object.</text:span></text:p>
        </text:list-item>
        <text:list-item>
          <text:p text:style-name="P64">PMessagesPtr getPMessages() const</text:p>
          <text:p text:style-name="P21"><text:span text:style-name="T7">// Function </text:span><text:span text:style-name="T15">that closes socket of the object.</text:span></text:p>
        </text:list-item>
        <text:list-item>
          <text:p text:style-name="P64">void closeSocket() const</text:p>
          <text:p text:style-name="P21"><text:span text:style-name="T7">// Function fo</text:span><text:span text:style-name="T9">r </text:span><text:span text:style-name="T15">comparing two users.</text:span></text:p>
        </text:list-item>
        <text:list-item>
          <text:p text:style-name="P64">bool operator&lt;(const ServerUser&amp;) const</text:p>
          <text:p text:style-name="P39"><text:span text:style-name="T6">// Function </text:span><text:span text:style-name="T15">for overloading assignment operator.</text:span></text:p>
        </text:list-item>
        <text:list-item>
          <text:p text:style-name="P64">void operator=(const ServerUser&amp;)</text:p>
          <text:p text:style-name="P21"><text:span text:style-name="T7">// Function </text:span><text:span text:style-name="T15">that returns pointer of the object.</text:span></text:p>
        </text:list-item>
        <text:list-item>
          <text:p text:style-name="P80">ServerUser* getPointer() const</text:p>
        </text:list-item>
      </text:list>
      <text:h text:style-name="P60" text:outline-level="3"/>
      <text:h text:style-name="P61" text:outline-level="3">TransportLayer</text:h>
      <text:p text:style-name="P10">Public interfaces for TransportLayer:</text:p>
      <text:p text:style-name="P9"><text:span text:style-name="T7"><text:tab/> <text:s/>//</text:span><text:span text:style-name="T10">class that provides functionality for traversing TransportLayer.</text:span></text:p>
      <text:list xml:id="list3738651268747257116" text:style-name="L25">
        <text:list-item>
          <text:p text:style-name="P50">Iterator</text:p>
        </text:list-item>
      </text:list>
      <text:list xml:id="list104549784033064" text:continue-list="list104548918377925" text:style-name="L23">
        <text:list-header>
          <text:p text:style-name="P26">// Function for creating an object of <text:span text:style-name="T23">TransportLayer.</text:span></text:p>
        </text:list-header>
        <text:list-item>
          <text:p text:style-name="P38">TransportLayer()</text:p>
          <text:p text:style-name="P22"><text:span text:style-name="T7">// Function </text:span><text:span text:style-name="T19">that returns the first element of the </text:span><text:span text:style-name="T20">object</text:span><text:span text:style-name="T19">.</text:span></text:p>
        </text:list-item>
        <text:list-item>
          <text:p text:style-name="P22">Iterator begin()</text:p>
          <text:p text:style-name="P23"><text:span text:style-name="T7">// Function that returns the past-</text:span><text:span text:style-name="T19">to</text:span><text:span text:style-name="T7">-e</text:span><text:span text:style-name="T19">n</text:span><text:span text:style-name="T7">d </text:span><text:span text:style-name="T19">of the object.</text:span></text:p>
        </text:list-item>
        <text:list-item>
          <text:p text:style-name="P22">Iterator end()</text:p>
          <text:p text:style-name="P23"><text:span text:style-name="T7">// Function </text:span><text:span text:style-name="T19">that divides given string into separate substrings.</text:span></text:p>
          <text:p text:style-name="P34"><text:s text:c="3"/>Each of them represents a separate message.</text:p>
        </text:list-item>
        <text:list-item>
          <text:p text:style-name="P22">void processMessage(char*)</text:p>
          <text:p text:style-name="P23"><text:span text:style-name="T7">// Function </text:span><text:span text:style-name="T19">that erases the messages from the object.</text:span></text:p>
        </text:list-item>
        <text:list-item>
          <text:p text:style-name="P22">void clear()</text:p>
        </text:list-item>
      </text:list>
      <text:p text:style-name="P10"/>
      <text:h text:style-name="P61" text:outline-level="3">WordExtractor</text:h>
      <text:p text:style-name="P10">Public interfaces for WordExtractor:</text:p>
      <text:list xml:id="list104548597082812" text:continue-numbering="true" text:style-name="L23">
        <text:list-header>
          <text:p text:style-name="P41"><text:span text:style-name="T6">// </text:span><text:span text:style-name="T22">Character wich </text:span></text:p>
        </text:list-header>
        <text:list-item>
          <text:p text:style-name="P68">static const char delim = '%'</text:p>
        </text:list-item>
      </text:list>
      <text:p text:style-name="Preformatted_20_Text"/>
      <text:list xml:id="list104549745537791" text:continue-numbering="true" text:style-name="L23">
        <text:list-header>
          <text:p text:style-name="P27">// Function <text:span text:style-name="T32">that returns the first word of given string.</text:span></text:p>
        </text:list-header>
        <text:list-item>
          <text:p text:style-name="P64">String operator()(String&amp; str, const bool = true, const char = delim)</text:p>
        </text:list-item>
      </text:list>
      <text:p text:style-name="Preformatted_20_Text"/>
      <text:list xml:id="list104550000957488" text:continue-numbering="true" text:style-name="L23">
        <text:list-header>
          <text:p text:style-name="P27">// Function <text:span text:style-name="T32">that returns the first word of given c-string and write into given integer</text:span></text:p>
        </text:list-header>
      </text:list>
      <text:p text:style-name="P13"><text:s text:c="2"/><text:tab/> <text:s text:c="5"/><text:span text:style-name="T32">the position where that word ends.</text:span></text:p>
      <text:list xml:id="list104549087371515" text:continue-numbering="true" text:style-name="L23">
        <text:list-item>
          <text:p text:style-name="P80">String operator()(char*, int&amp;)</text:p>
          <text:p text:style-name="P26"/>
        </text:list-item>
      </text:list>
      <text:h text:style-name="P60" text:outline-level="3">DBControlle<text:span text:style-name="T23">r</text:span></text:h>
      <text:p text:style-name="P10">Public interfaces for DBController:</text:p>
      <text:list xml:id="list104550142621603" text:continue-numbering="true" text:style-name="L23">
        <text:list-header>
          <text:p text:style-name="P26"><text:soft-page-break/>// Function for creating an object of <text:span text:style-name="T23">DBController.</text:span></text:p>
        </text:list-header>
        <text:list-item>
          <text:p text:style-name="P38">DBController()</text:p>
        </text:list-item>
        <text:list-item>
          <text:p text:style-name="P68">DBController(Users*)</text:p>
        </text:list-item>
      </text:list>
      <text:p text:style-name="Preformatted_20_Text"/>
      <text:list xml:id="list104549022689683" text:continue-numbering="true" text:style-name="L23">
        <text:list-header>
          <text:p text:style-name="P27">// Function <text:span text:style-name="T29">that searches conversation of given two users.</text:span></text:p>
        </text:list-header>
        <text:list-item>
          <text:p text:style-name="P64">ConvIter findConversation(const String&amp;, const String&amp;)</text:p>
          <text:p text:style-name="P28">// Function <text:span text:style-name="T29">that adds given message to the conversation of given two users.</text:span></text:p>
        </text:list-item>
        <text:list-item>
          <text:p text:style-name="P64">void addMessage(const String&amp;, const String&amp;, const String&amp;)</text:p>
          <text:p text:style-name="P28">// Function <text:span text:style-name="T29">that adds given pending message </text:span></text:p>
        </text:list-item>
      </text:list>
      <text:p text:style-name="P35"><text:s text:c="3"/><text:tab/> <text:s text:c="5"/>to the given users file containing pending messages.</text:p>
      <text:list xml:id="list104548605263486" text:continue-numbering="true" text:style-name="L23">
        <text:list-item>
          <text:p text:style-name="P64">void addPendingMessage(const String&amp;, const String&amp;)</text:p>
          <text:p text:style-name="P28">// Function <text:span text:style-name="T29">that removes pending messages of the user <text:s/>and writes</text:span></text:p>
          <text:p text:style-name="P28"><text:s text:c="3"/><text:span text:style-name="T29">them into the corresponding conversation file.</text:span></text:p>
        </text:list-item>
        <text:list-item>
          <text:p text:style-name="P64">void addPMsgsToConv(const String&amp;)</text:p>
          <text:p text:style-name="P28">// Function <text:span text:style-name="T29">that reads the file containing pending messages for given user..</text:span></text:p>
        </text:list-item>
        <text:list-item>
          <text:p text:style-name="P64">PMessagesPtr getPMessages(const String&amp;)</text:p>
          <text:p text:style-name="P27">// <text:span text:style-name="T29">Function that reads the file containing the conversation of given two users.</text:span></text:p>
        </text:list-item>
        <text:list-item>
          <text:p text:style-name="P64">ConvPtr getConversation(const String&amp;, const String&amp;)</text:p>
          <text:p text:style-name="P28">// Function <text:span text:style-name="T29">that converts given user into string and adds it into the users file.</text:span></text:p>
        </text:list-item>
        <text:list-item>
          <text:p text:style-name="P64">void addUser(const User&amp;)</text:p>
          <text:p text:style-name="P27">// Function <text:span text:style-name="T29">that reads users file and converts every string into user.</text:span></text:p>
        </text:list-item>
        <text:list-item>
          <text:p text:style-name="P64">void getUsers()</text:p>
          <text:p text:style-name="P27">// Function <text:span text:style-name="T29">that writes given string into log file.</text:span></text:p>
        </text:list-item>
        <text:list-item>
          <text:p text:style-name="P64">void log(const String&amp;)</text:p>
          <text:p text:style-name="P27">// Function <text:span text:style-name="T28">that writes converted into string users into the log file.</text:span></text:p>
        </text:list-item>
        <text:list-item>
          <text:p text:style-name="P80">void logUsers()<text:line-break/></text:p>
        </text:list-item>
      </text:list>
      <text:h text:style-name="P60" text:outline-level="3"/>
      <text:h text:style-name="P61" text:outline-level="3">Conversation</text:h>
      <text:p text:style-name="P10">Public interfaces for Conversation:</text:p>
      <text:list xml:id="list104550576387938" text:continue-numbering="true" text:style-name="L23">
        <text:list-header>
          <text:p text:style-name="P26">// Function for creating an object of <text:span text:style-name="T23">Conversation.</text:span></text:p>
        </text:list-header>
        <text:list-item>
          <text:p text:style-name="P68">Conversation(const String&amp;, const String&amp;)</text:p>
        </text:list-item>
      </text:list>
      <text:p text:style-name="P17"/>
      <text:list xml:id="list104550618605739" text:continue-numbering="true" text:style-name="L23">
        <text:list-header>
          <text:p text:style-name="P27">// Function <text:span text:style-name="T30">that checks if the file name of the object consists of given two names.</text:span></text:p>
        </text:list-header>
        <text:list-item>
          <text:p text:style-name="P64">bool equal(const String&amp;, const String&amp;) const</text:p>
          <text:p text:style-name="P27">// Function <text:span text:style-name="T30">that writes given string into the file of the object.</text:span></text:p>
        </text:list-item>
        <text:list-item>
          <text:p text:style-name="P64">void addMessage(const String&amp;)</text:p>
          <text:p text:style-name="P27">// Function <text:span text:style-name="T30">that reads the file of the object, adds it into a container </text:span></text:p>
          <text:p text:style-name="P27"><text:s text:c="3"/><text:span text:style-name="T30">and returns smart pointer of the container.</text:span></text:p>
        </text:list-item>
        <text:list-item>
          <text:p text:style-name="P80">ConvPtr getConversation()</text:p>
        </text:list-item>
      </text:list>
      <text:p text:style-name="P10"/>
      <text:h text:style-name="P61" text:outline-level="3">Controller</text:h>
      <text:p text:style-name="P10">Public interfaces for Controller:</text:p>
      <text:list xml:id="list104549487223264" text:continue-numbering="true" text:style-name="L23">
        <text:list-header>
          <text:p text:style-name="P26">// Function for creating an object of <text:span text:style-name="T23">Controller</text:span></text:p>
        </text:list-header>
        <text:list-item>
          <text:p text:style-name="P68"><text:soft-page-break/>Controller(Client&amp;)</text:p>
        </text:list-item>
      </text:list>
      <text:p text:style-name="P20"/>
      <text:list xml:id="list104550623504530" text:continue-numbering="true" text:style-name="L23">
        <text:list-header>
          <text:p text:style-name="P42"><text:span text:style-name="T6">// Function </text:span><text:span text:style-name="T18">from where the </text:span><text:span text:style-name="T21">controller </text:span><text:span text:style-name="T18">starts to operate.</text:span></text:p>
        </text:list-header>
        <text:list-item>
          <text:p text:style-name="P64">void run()</text:p>
          <text:p text:style-name="P29">// Function <text:span text:style-name="T31">that handles connection with server.</text:span></text:p>
        </text:list-item>
        <text:list-item>
          <text:p text:style-name="P64">void handleSession()</text:p>
          <text:p text:style-name="P27">// Function <text:span text:style-name="T30">that sends login request with given login and password to the server.</text:span></text:p>
        </text:list-item>
        <text:list-item>
          <text:p text:style-name="P64">String sendLoginRequest(const String&amp;, const String&amp;)</text:p>
          <text:p text:style-name="P27">// Function <text:span text:style-name="T30">that sends logout request to the server.</text:span></text:p>
        </text:list-item>
        <text:list-item>
          <text:p text:style-name="P64">String sendLogoutRequest()</text:p>
          <text:p text:style-name="P27">// Function <text:span text:style-name="T30">that sends registration request with given login, name, surname</text:span></text:p>
          <text:p text:style-name="P27"><text:s text:c="3"/><text:span text:style-name="T30">and password to the server.</text:span></text:p>
        </text:list-item>
        <text:list-item>
          <text:p text:style-name="P64">String sendRegistrationRequest(const String&amp;, const String&amp;,</text:p>
          <text:p text:style-name="P64"><text:s text:c="32"/>const String&amp;, const String&amp;)</text:p>
          <text:p text:style-name="P27">// Function <text:s/><text:span text:style-name="T30">that sends user's login and message to server.</text:span></text:p>
        </text:list-item>
        <text:list-item>
          <text:p text:style-name="P64">String sendMessageToUser(const String&amp;, String&amp;)</text:p>
          <text:p text:style-name="P27">// Function <text:span text:style-name="T30">that sends conversation request with given user's login to the server.</text:span></text:p>
        </text:list-item>
        <text:list-item>
          <text:p text:style-name="P81">String sendConvRequest(const String&amp;)</text:p>
          <text:p text:style-name="P56">// Function <text:span text:style-name="T30">that returns login of the object</text:span></text:p>
        </text:list-item>
        <text:list-item>
          <text:p text:style-name="P68">String getLogin() const</text:p>
        </text:list-item>
      </text:list>
      <text:p text:style-name="P10"/>
      <text:h text:style-name="P62" text:outline-level="3">Client</text:h>
      <text:p text:style-name="P11">Public interfaces for Client:</text:p>
      <text:list xml:id="list104549601246319" text:continue-numbering="true" text:style-name="L23">
        <text:list-header>
          <text:p text:style-name="P30">// Function for creating an object of <text:span text:style-name="T23">Client.</text:span></text:p>
        </text:list-header>
        <text:list-item>
          <text:p text:style-name="P73">Client()</text:p>
        </text:list-item>
      </text:list>
      <text:p text:style-name="P18"/>
      <text:list xml:id="list104549162476333" text:continue-numbering="true" text:style-name="L23">
        <text:list-header>
          <text:p text:style-name="P43"><text:span text:style-name="T6">// Function for <text:s/></text:span><text:span text:style-name="T11">connecting to server.</text:span></text:p>
        </text:list-header>
        <text:list-item>
          <text:p text:style-name="P64">void connectServer()</text:p>
          <text:p text:style-name="P43"><text:span text:style-name="T6">// Function for </text:span><text:span text:style-name="T11">closing the socket that comunicates with server.</text:span></text:p>
        </text:list-item>
        <text:list-item>
          <text:p text:style-name="P64">void closeConnection()</text:p>
          <text:p text:style-name="P43"><text:span text:style-name="T6">// Function for </text:span><text:span text:style-name="T11">sending message to server.</text:span></text:p>
        </text:list-item>
        <text:list-item>
          <text:p text:style-name="P64">int sendMessage(const String&amp;)</text:p>
          <text:p text:style-name="P43"><text:span text:style-name="T6">// Function for </text:span><text:span text:style-name="T11">receiving message from server.</text:span></text:p>
        </text:list-item>
        <text:list-item>
          <text:p text:style-name="P80">int recvMessage(TransportLayer&amp;)</text:p>
          <text:p text:style-name="P36"/>
        </text:list-item>
      </text:list>
      <text:h text:style-name="P61" text:outline-level="3">ClientUser</text:h>
      <text:p text:style-name="P10">Public interfaces for ClientUser:</text:p>
      <text:list xml:id="list104550476803244" text:continue-numbering="true" text:style-name="L23">
        <text:list-header>
          <text:p text:style-name="P26">// Function<text:span text:style-name="T26">s</text:span> for creating an object of <text:span text:style-name="T23">ClientUser.</text:span></text:p>
        </text:list-header>
        <text:list-item>
          <text:p text:style-name="P38">ClientUser()</text:p>
        </text:list-item>
        <text:list-item>
          <text:p text:style-name="P68">explicit ClientUser(String&amp;)</text:p>
        </text:list-item>
      </text:list>
      <text:p text:style-name="Preformatted_20_Text"/>
      <text:p text:style-name="Preformatted_20_Text"/>
      <text:list xml:id="list104549447713307" text:continue-numbering="true" text:style-name="L23">
        <text:list-header>
          <text:p text:style-name="P44"><text:span text:style-name="T6">// Function for </text:span><text:span text:style-name="T12">initializing object from given string.</text:span></text:p>
        </text:list-header>
        <text:list-item>
          <text:p text:style-name="P64">bool fromString(String&amp;)</text:p>
          <text:p text:style-name="P23"><text:span text:style-name="T7">// Function for </text:span><text:span text:style-name="T12">adding new message to messages.</text:span></text:p>
        </text:list-item>
        <text:list-item>
          <text:p text:style-name="P64"><text:soft-page-break/>void addMessage(const String&amp;)</text:p>
          <text:p text:style-name="P23"><text:span text:style-name="T7">// Function for </text:span><text:span text:style-name="T12">converting object to String for log.</text:span></text:p>
        </text:list-item>
        <text:list-item>
          <text:p text:style-name="P64">String toStringLog() const</text:p>
          <text:p text:style-name="P44"><text:span text:style-name="T6">// Function </text:span><text:span text:style-name="T12">that returns login of the object.</text:span></text:p>
        </text:list-item>
        <text:list-item>
          <text:p text:style-name="P64">String getLogin() const</text:p>
          <text:p text:style-name="P24"><text:span text:style-name="T7">// Function </text:span><text:span text:style-name="T12">that returns login of the object.</text:span></text:p>
        </text:list-item>
        <text:list-item>
          <text:p text:style-name="P64">String getName() const</text:p>
          <text:p text:style-name="P24"><text:span text:style-name="T7">// Function </text:span><text:span text:style-name="T12">that returns name of the object.</text:span></text:p>
        </text:list-item>
        <text:list-item>
          <text:p text:style-name="P64">String getSurname() const</text:p>
          <text:p text:style-name="P24"><text:span text:style-name="T7">// Function </text:span><text:span text:style-name="T12">that returns surname of the object.</text:span></text:p>
        </text:list-item>
        <text:list-item>
          <text:p text:style-name="P64">bool getStatus() const</text:p>
          <text:p text:style-name="P24"><text:span text:style-name="T7">// Function </text:span><text:span text:style-name="T12">that returns current status of the object.</text:span></text:p>
        </text:list-item>
        <text:list-item>
          <text:p text:style-name="P64">SizeType getUnreadMessagesCount() const</text:p>
          <text:p text:style-name="P24"><text:span text:style-name="T7">// Function </text:span><text:span text:style-name="T12">that returns unread messages of the object.</text:span></text:p>
        </text:list-item>
        <text:list-item>
          <text:p text:style-name="P64">Messages&amp; getMessages()</text:p>
          <text:p text:style-name="P24"><text:span text:style-name="T7">// Function </text:span><text:span text:style-name="T12">that returns messages of the object.</text:span></text:p>
        </text:list-item>
        <text:list-item>
          <text:p text:style-name="P64">void setStatus(const bool)</text:p>
          <text:p text:style-name="P23"><text:span text:style-name="T7">// Function </text:span><text:span text:style-name="T12">that</text:span><text:span text:style-name="T10"> </text:span><text:span text:style-name="T12">sets current status </text:span><text:span text:style-name="T16">of the object </text:span><text:span text:style-name="T12">to given.</text:span></text:p>
        </text:list-item>
        <text:list-item>
          <text:p text:style-name="P64">void setUnreadMessages(const SizeType)</text:p>
          <text:p text:style-name="P23"><text:span text:style-name="T7">// Function </text:span><text:span text:style-name="T12">that returns pointer of the object.</text:span></text:p>
        </text:list-item>
        <text:list-item>
          <text:p text:style-name="P80">ClientUser* getPointer()</text:p>
        </text:list-item>
      </text:list>
      <text:p text:style-name="P12"/>
      <text:h text:style-name="P61" text:outline-level="3">InputValidator</text:h>
      <text:p text:style-name="P10">Public interfaces for InputValidator:</text:p>
      <text:list xml:id="list6740843522414882207" text:style-name="L26">
        <text:list-header>
          <text:p text:style-name="P51"><text:span text:style-name="T7">// Function </text:span><text:span text:style-name="T17">that checks whether given login satisfies the requirements.</text:span></text:p>
        </text:list-header>
        <text:list-item>
          <text:p text:style-name="P69">String checkLogin(const String&amp;) const</text:p>
          <text:p text:style-name="P52"><text:span text:style-name="T7">// Function </text:span><text:span text:style-name="T17">that checks whether given login satisfies the requirements.</text:span></text:p>
        </text:list-item>
        <text:list-item>
          <text:p text:style-name="P74">String checkPassword(const String&amp;) const</text:p>
          <text:p text:style-name="P52"><text:span text:style-name="T7">// Function </text:span><text:span text:style-name="T17">that checks whether given surname satisfies the requirements.</text:span></text:p>
        </text:list-item>
        <text:list-item>
          <text:p text:style-name="P74">String checkName(const String&amp;) const</text:p>
          <text:p text:style-name="P52"><text:span text:style-name="T7">// Function </text:span><text:span text:style-name="T17">that checks whether given name satisfies the requirements.</text:span></text:p>
        </text:list-item>
        <text:list-item>
          <text:p text:style-name="P74">String checkSurName(const String&amp;) const</text:p>
          <text:p text:style-name="P52"><text:span text:style-name="T7">// Function </text:span><text:span text:style-name="T17">that checks whether given passwords match.</text:span></text:p>
        </text:list-item>
        <text:list-item>
          <text:p text:style-name="P82">bool checkPasswords(const String&amp;, const String&amp;) const</text:p>
        </text:list-item>
      </text:list>
      <text:h text:style-name="P61" text:outline-level="3">PopError</text:h>
      <text:p text:style-name="P10">Public interfaces for PopError:</text:p>
      <text:list xml:id="list104549743669982" text:continue-list="list104549447713307" text:style-name="L23">
        <text:list-header>
          <text:p text:style-name="P26">// Function for creating an object of <text:span text:style-name="T23">PopError.</text:span></text:p>
        </text:list-header>
        <text:list-item>
          <text:p text:style-name="P38">PopError()</text:p>
        </text:list-item>
      </text:list>
      <text:p text:style-name="P10"/>
      <text:list xml:id="list104550131408972" text:continue-numbering="true" text:style-name="L23">
        <text:list-header>
          <text:p text:style-name="P45"><text:span text:style-name="T6">// Function </text:span><text:span text:style-name="T18">that sets corresponding text to message box.</text:span></text:p>
        </text:list-header>
        <text:list-item>
          <text:p text:style-name="P64">void setText(const String&amp;)</text:p>
          <text:p text:style-name="P45"><text:span text:style-name="T6">// Function </text:span><text:span text:style-name="T18">that displays the message box on the screen.</text:span></text:p>
        </text:list-item>
        <text:list-item>
          <text:p text:style-name="P80">void execute()</text:p>
        </text:list-item>
      </text:list>
      <text:h text:style-name="P61" text:outline-level="3"><text:soft-page-break/>LoginWindow</text:h>
      <text:p text:style-name="P10">Public interfaces for LoginWindow:</text:p>
      <text:list xml:id="list104549378666195" text:continue-numbering="true" text:style-name="L23">
        <text:list-header>
          <text:p text:style-name="P26">// Function for creating an object of <text:span text:style-name="T23">LoginWindow</text:span></text:p>
        </text:list-header>
        <text:list-item>
          <text:p text:style-name="P65"><text:span text:style-name="T24">LoginWindow(Controller&amp;)</text:span> <text:s/></text:p>
        </text:list-item>
      </text:list>
      <text:p text:style-name="P17"/>
      <text:list xml:id="list104549331280614" text:continue-numbering="true" text:style-name="L23">
        <text:list-header>
          <text:p text:style-name="P31">// Function for</text:p>
        </text:list-header>
        <text:list-item>
          <text:p text:style-name="P64">void closeRegWindow()</text:p>
          <text:p text:style-name="P31">// Function for</text:p>
        </text:list-item>
        <text:list-item>
          <text:p text:style-name="P80">void showWindow()</text:p>
        </text:list-item>
      </text:list>
      <text:h text:style-name="P61" text:outline-level="3">RegistrationWindow</text:h>
      <text:p text:style-name="P10">Public interfaces for RegistrationWindow:</text:p>
      <text:list xml:id="list104549520316367" text:continue-numbering="true" text:style-name="L23">
        <text:list-header>
          <text:p text:style-name="P26">// Function for creating an object of <text:span text:style-name="T23">RegistrationWindow</text:span></text:p>
        </text:list-header>
        <text:list-item>
          <text:p text:style-name="P75">RegistrationWindow(Controller&amp;)</text:p>
        </text:list-item>
      </text:list>
      <text:p text:style-name="P10"/>
      <text:h text:style-name="P61" text:outline-level="3">MainWindow</text:h>
      <text:p text:style-name="P10">Public interfaces for MainWindow:</text:p>
      <text:list xml:id="list104549001267647" text:continue-numbering="true" text:style-name="L23">
        <text:list-header>
          <text:p text:style-name="P26">// Function for creating an object of <text:span text:style-name="T23">MainWindow</text:span></text:p>
        </text:list-header>
      </text:list>
      <text:list xml:id="list2906431768623097860" text:style-name="L27">
        <text:list-item>
          <text:p text:style-name="P77">MainWindow(Controller&amp;)</text:p>
          <text:p text:style-name="P77"/>
          <text:p text:style-name="P32">// Function for</text:p>
        </text:list-item>
        <text:list-item>
          <text:p text:style-name="P70">void updateMainWindow(User&amp;)</text:p>
          <text:p text:style-name="P32">// Function for</text:p>
        </text:list-item>
        <text:list-item>
          <text:p text:style-name="P76">void updateMainWindow(Users&amp;)</text:p>
          <text:p text:style-name="P32">// Function for</text:p>
        </text:list-item>
        <text:list-item>
          <text:p text:style-name="P76">void setUser(User&amp;) </text:p>
          <text:p text:style-name="P32">// Function for</text:p>
        </text:list-item>
        <text:list-item>
          <text:p text:style-name="P76">void updateMessageBox()</text:p>
          <text:p text:style-name="P32">// Function for</text:p>
        </text:list-item>
        <text:list-item>
          <text:p text:style-name="P76">void sendMessage(String&amp;<text:span text:style-name="T25">)</text:span></text:p>
          <text:p text:style-name="P32">// Function for</text:p>
        </text:list-item>
        <text:list-item>
          <text:p text:style-name="P83">void showWindow()</text:p>
        </text:list-item>
      </text:list>
      <text:h text:style-name="Heading_20_3" text:outline-level="3">MessagesBox</text:h>
      <text:p text:style-name="P10">Public interfaces for MessageBox:</text:p>
      <text:list xml:id="list104550735689309" text:continue-list="list104549001267647" text:style-name="L23">
        <text:list-header>
          <text:p text:style-name="P26">// Function for creating an object of <text:span text:style-name="T23">MessageBox</text:span></text:p>
        </text:list-header>
        <text:list-item>
          <text:p text:style-name="P68">MessageBox(MainWindow&amp;)</text:p>
        </text:list-item>
      </text:list>
      <text:p text:style-name="Preformatted_20_Text"/>
      <text:list xml:id="list104549071780173" text:continue-numbering="true" text:style-name="L23">
        <text:list-header>
          <text:p text:style-name="P64"/>
          <text:p text:style-name="P64"/>
          <text:p text:style-name="P78">// Function for</text:p>
        </text:list-header>
        <text:list-item>
          <text:p text:style-name="P66">void createMessageBox()</text:p>
          <text:p text:style-name="P31">// Function for</text:p>
        </text:list-item>
        <text:list-item>
          <text:p text:style-name="P64">void update(const <text:span text:style-name="T25">S</text:span>tring&amp;, Messages&amp;)</text:p>
          <text:p text:style-name="P31">// Function for</text:p>
        </text:list-item>
        <text:list-item>
          <text:p text:style-name="P64">void writeLeft(const <text:span text:style-name="T25">S</text:span>tring&amp;)</text:p>
          <text:p text:style-name="P31">// Function for</text:p>
        </text:list-item>
        <text:list-item>
          <text:p text:style-name="P64"><text:soft-page-break/>void writeRight(const <text:span text:style-name="T25">S</text:span>tring&amp;)</text:p>
          <text:p text:style-name="P31">// Function for</text:p>
        </text:list-item>
        <text:list-item>
          <text:p text:style-name="P64">QTextEdit* getMessageText()</text:p>
          <text:p text:style-name="P31">// Function for</text:p>
        </text:list-item>
        <text:list-item>
          <text:p text:style-name="P80">QLayout* getMessageBox()</text:p>
        </text:list-item>
      </text:list>
      <text:h text:style-name="P61" text:outline-level="3">WriteBox</text:h>
      <text:p text:style-name="P10">Public interfaces for WriteBox:</text:p>
      <text:list xml:id="list104550984682312" text:continue-numbering="true" text:style-name="L23">
        <text:list-header>
          <text:p text:style-name="P26">// Function for creating an object of <text:span text:style-name="T23">WriteBox</text:span></text:p>
        </text:list-header>
        <text:list-item>
          <text:p text:style-name="P68">WriteBox(MainWindow&amp;)</text:p>
        </text:list-item>
      </text:list>
      <text:p text:style-name="P19"/>
      <text:list xml:id="list104551163753220" text:continue-numbering="true" text:style-name="L23">
        <text:list-header>
          <text:p text:style-name="P31">// Function for</text:p>
        </text:list-header>
        <text:list-item>
          <text:p text:style-name="P80">QLayout* getWriteBox()</text:p>
        </text:list-item>
      </text:list>
      <text:h text:style-name="P61" text:outline-level="3">Avatar</text:h>
      <text:p text:style-name="P10">Public interfaces for Avatar:</text:p>
      <text:p text:style-name="P8"><text:span text:style-name="T7"><text:tab/> <text:s text:c="2"/>// Function for creating an object of </text:span><text:span text:style-name="T8">Avatar</text:span></text:p>
      <text:list xml:id="list1283819442528865719" text:style-name="L28">
        <text:list-item>
          <text:p text:style-name="P71">Avatar(User&amp;, MainWindow&amp;);</text:p>
        </text:list-item>
      </text:list>
      <text:p text:style-name="P19"/>
      <text:list xml:id="list104551068804152" text:continue-list="list104551163753220" text:style-name="L23">
        <text:list-header>
          <text:p text:style-name="P31">// Function for</text:p>
        </text:list-header>
      </text:list>
      <text:list xml:id="list104550298924762" text:continue-list="list1283819442528865719" text:style-name="L28">
        <text:list-item>
          <text:p text:style-name="P79">void setStatus(bool)</text:p>
          <text:p text:style-name="P33">// Function for</text:p>
        </text:list-item>
        <text:list-item>
          <text:p text:style-name="P79">bool getStatus() const</text:p>
          <text:p text:style-name="P33">// Function for</text:p>
        </text:list-item>
        <text:list-item>
          <text:p text:style-name="P79">void incrementCount()</text:p>
          <text:p text:style-name="P33">// Function for</text:p>
        </text:list-item>
        <text:list-item>
          <text:p text:style-name="P84">String getLogin() </text:p>
        </text:list-item>
      </text:list>
      <text:h text:style-name="Heading_20_2" text:outline-level="2"><text:bookmark-start text:name="__RefHeading__501_1744266495"/>Source Code Organization<text:bookmark-end text:name="__RefHeading__501_1744266495"/></text:h>
      <text:p text:style-name="P53">The project can be found at <text:a xlink:type="simple" xlink:href="https://github.com/grigrenq/Messenger">https://github.com/grigrenq/Messenger</text:a>.</text:p>
      <text:p text:style-name="P53"/>
      <text:p text:style-name="P53">The main code without GUI can be found in core folder.</text:p>
      <text:p text:style-name="P53">The GUI part can be found in gui folder.</text:p>
      <text:p text:style-name="P53">Server part executable file can be generated from Makefile in core folder <text:span text:style-name="T33">and can be run with <text:s/>“./run” command.</text:span></text:p>
      <text:p text:style-name="P53">User part executable file can be generated from Makefile in gui folder <text:span text:style-name="T33">and can be run</text:span></text:p>
      <text:p text:style-name="P54">with “./gui” command.</text:p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style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style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1in" fo:margin-bottom="0.0398in" style:contextual-spacing="false" fo:background-color="transparent" style:shadow="none">
        <style:tab-stops/>
        <style:background-image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style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style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Development Specification</text:title><text:tab/><text:tab/>Version: <text:user-defined style:data-style-name="N0" text:name="Version">0.0.1</text:user-defined>, Code: <text:user-defined style:data-style-name="N0" text:name="Code">1123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10</text:page-number> of <text:page-count>11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3</text:user-defined></text:p>
            </table:table-cell>
            <table:table-cell table:style-name="Table1.A1" office:value-type="string">
              <text:p text:style-name="Table_20_Contents"/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Development Specification</dc:title>
    <dc:description>This is a development specification document for Messenger.</dc:description>
    <meta:initial-creator>Arman</meta:initial-creator>
    <meta:creation-date>2007-04-28T18:20:52</meta:creation-date>
    <dc:date>2017-06-23T10:45:48.080797672</dc:date>
    <meta:printed-by>Ruben Osipyan</meta:printed-by>
    <meta:print-date>2009-01-26T12:03:59</meta:print-date>
    <dc:language>en-US</dc:language>
    <meta:editing-cycles>439</meta:editing-cycles>
    <meta:editing-duration>PT13H28M41S</meta:editing-duration>
    <dc:subject>Messenger</dc:subject>
    <meta:keyword>PDP</meta:keyword>
    <meta:keyword>Development procedure</meta:keyword>
    <meta:keyword>DevSpec</meta:keyword>
    <meta:keyword>Development Specification</meta:keyword>
    <meta:document-statistic meta:table-count="2" meta:image-count="0" meta:object-count="0" meta:page-count="11" meta:paragraph-count="309" meta:word-count="1746" meta:character-count="10950" meta:non-whitespace-character-count="9626"/>
    <meta:user-defined meta:name="Code">1123</meta:user-defined>
    <meta:user-defined meta:name="Version">0.0.1</meta:user-defined>
  </office:meta>
</office:document-meta>
</file>